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1000001E02B2D31B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0.534cm" fo:min-width="6.072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99ccff" draw:textarea-horizontal-align="justify" draw:textarea-vertical-align="middle" draw:auto-grow-height="false" fo:min-height="0.765cm" fo:min-width="3.624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31cm" svg:x="0.011cm" svg:y="0.01cm">
          <draw:image xlink:href="Pictures/1000000100000321000001E02B2D31BD.png" xlink:type="simple" xlink:show="embed" xlink:actuate="onLoad" draw:mime-type="image/png">
            <text:p/>
          </draw:image>
        </draw:frame>
        <draw:custom-shape draw:style-name="gr2" draw:text-style-name="P3" draw:layer="layout" svg:width="6.572cm" svg:height="0.784cm" svg:x="6.705cm" svg:y="1.536cm">
          <text:p text:style-name="P2"><text:span text:style-name="T1">List of documents. Click on the one you want to view.</text:span></text:p>
          <draw:enhanced-geometry svg:viewBox="0 0 21600 21600" draw:mirror-horizontal="false" draw:type="line-callout-2" draw:modifiers="-7068.55317206755 -22590.5732484076 -3917.11547238704 -3769.68152866242 -788.680967594706 15188.789808917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4.124cm" svg:height="1.015cm" svg:x="2.484cm" svg:y="2.909cm">
          <text:p text:style-name="P2"><text:span text:style-name="T1">Buttons to navigate pages of the selected document.</text:span></text:p>
          <draw:enhanced-geometry svg:viewBox="0 0 21600 21600" draw:mirror-horizontal="false" draw:type="line-callout-2" draw:modifiers="-9729.16363636364 -51214.9606299213 -6849.16363636364 -16433.8582677165 -1256.72727272727 11756.69291338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30T07:33:48.160900836</dc:date>
    <meta:editing-cycles>17</meta:editing-cycles>
    <meta:editing-duration>PT1H18M58S</meta:editing-duration>
    <meta:document-statistic meta:object-count="3"/>
    <meta:user-defined meta:name="Info 1"/>
    <meta:user-defined meta:name="Info 2"/>
    <meta:user-defined meta:name="Info 3"/>
    <meta:user-defined meta:name="Info 4"/>
  </office:meta>
</office:document-meta>
</file>